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6cm" draw:fill-color="#005a80"/>
    </style:style>
    <style:style style:name="gr2" style:family="graphic" style:parent-style-name="standard">
      <style:graphic-properties svg:stroke-width="0.02cm" svg:stroke-color="#003c55" draw:fill="none" draw:fill-color="#ffffff" fo:padding-top="-0.04cm" fo:padding-bottom="-0.04cm" fo:padding-left="-0.04cm" fo:padding-right="-0.04cm"/>
    </style:style>
    <style:style style:name="gr3" style:family="graphic" style:parent-style-name="standard">
      <style:graphic-properties draw:stroke="none" svg:stroke-width="0.02cm" draw:fill-color="#000000"/>
    </style:style>
    <style:style style:name="gr4" style:family="graphic" style:parent-style-name="standard">
      <style:graphic-properties draw:stroke="none" svg:stroke-width="0.02cm" draw:fill-color="#ffffff"/>
    </style:style>
  </office:automatic-styles>
  <office:body>
    <office:drawing>
      <draw:page draw:name="page1" draw:style-name="dp1" draw:master-page-name="Default">
        <draw:g>
          <draw:glue-point draw:id="4" svg:x="-0.095cm" svg:y="-4.61cm"/>
          <draw:glue-point draw:id="5" svg:x="0cm" svg:y="5cm"/>
          <draw:glue-point draw:id="6" svg:x="-5cm" svg:y="-1.112cm"/>
          <draw:glue-point draw:id="7" svg:x="-5cm" svg:y="1.163cm"/>
          <draw:glue-point draw:id="8" svg:x="5cm" svg:y="-0.764cm"/>
          <draw:glue-point draw:id="9" svg:x="5cm" svg:y="1.163cm"/>
          <draw:glue-point draw:id="10" svg:x="-0.016cm" svg:y="0.14cm"/>
          <draw:polygon draw:style-name="gr1" draw:layer="layout" svg:width="3.413cm" svg:height="1.921cm" svg:x="0cm" svg:y="0.079cm" svg:viewBox="0 0 3414 1922" draw:points="3414,961 3412,913 3406,863 3395,815 3379,768 3359,720 3335,673 3307,628 3277,581 3238,539 3200,495 3156,452 3109,410 3058,371 3002,335 2944,298 2884,265 2818,232 2752,201 2681,173 2610,145 2536,120 2459,97 2380,78 2300,59 2217,45 2135,31 2050,19 1965,11 1880,5 1794,0 1707,0 1619,0 1534,5 1449,11 1364,19 1279,31 1197,45 1114,59 1034,78 955,97 877,120 804,145 732,173 661,201 595,232 529,265 469,298 411,335 356,371 305,410 258,452 214,495 175,539 137,581 107,628 79,673 54,720 35,768 19,815 8,863 2,913 0,961 2,1008 8,1059 19,1106 35,1154 54,1201 79,1249 107,1293 137,1341 175,1382 214,1427 258,1469 305,1511 356,1550 411,1586 469,1623 529,1656 595,1690 661,1720 732,1749 804,1776 877,1801 955,1824 1034,1843 1114,1863 1197,1877 1279,1891 1364,1902 1449,1910 1534,1916 1619,1922 1707,1922 1794,1922 1880,1916 1965,1910 2050,1902 2135,1891 2217,1877 2300,1863 2380,1843 2459,1824 2536,1801 2610,1776 2681,1749 2752,1720 2818,1690 2884,1656 2944,1623 3002,1586 3058,1550 3109,1511 3156,1469 3200,1427 3238,1382 3277,1341 3307,1293 3335,1249 3359,1201 3379,1154 3395,1106 3406,1059 3412,1008">
            <text:p/>
          </draw:polygon>
          <draw:path draw:style-name="gr2" draw:layer="layout" svg:width="3.343cm" svg:height="1.93cm" svg:x="0.003cm" svg:y="0cm" svg:viewBox="0 0 3344 1931" svg:d="m3344 970-3-47-6-51-11-47-13-48-20-47-25-47-27-45-31-48-35-42-41-44-41-42-47-42-49-39-56-37-58-36-57-33-63-34-66-30-68-28-72-29-71-25-77-22-77-19-41-11-36-19-83-14-79-14-82-11-85-8-82-6-85-5h-85-86l-85 5-82 6-85 8-82 11-81 14-82 14-36 19-40 11-78 19-76 22-71 25-72 29-69 28-65 30-64 34-57 33-59 36-54 37-49 39-47 42-41 42-42 44-35 42-30 48-27 45-26 47-19 47-13 48-11 47-6 51-2 47 2 48 6 49 11 48 13 47 19 48 26 47 27 45 30 48 35 41 42 45 41 42 47 42 49 39 54 36 59 37 57 33 64 34 65 31 69 28 72 27 71 25 76 23 78 20 76 19 82 14 81 14 82 11 85 8 82 6 85 6h86 85l85-6 82-6 85-8 82-11 79-14 83-14 77-19 77-20 77-23 71-25 72-27 68-28 66-31 63-34 57-33 58-37 56-36 49-39 47-42 41-42 41-45 35-41 31-48 27-45 25-47 20-48 13-47 11-48 6-49zm3-48z">
            <text:p/>
          </draw:path>
          <draw:polygon draw:style-name="gr3" draw:layer="layout" svg:width="0.944cm" svg:height="0.961cm" svg:x="0.801cm" svg:y="0.451cm" svg:viewBox="0 0 945 962" draw:points="0,813 653,223 436,0 945,0 945,520 799,371 220,962">
            <text:p/>
          </draw:polygon>
          <draw:polygon draw:style-name="gr3" draw:layer="layout" svg:width="0.944cm" svg:height="0.96cm" svg:x="1.528cm" svg:y="0.822cm" svg:viewBox="0 0 945 961" draw:points="0,813 654,148 437,0 945,0 945,517 799,368 217,961">
            <text:p/>
          </draw:polygon>
          <draw:polygon draw:style-name="gr4" draw:layer="layout" svg:width="0.944cm" svg:height="0.961cm" svg:x="0.801cm" svg:y="0.451cm" svg:viewBox="0 0 945 962" draw:points="0,813 582,148 436,0 945,0 945,520 727,371 145,962">
            <text:p/>
          </draw:polygon>
          <draw:polygon draw:style-name="gr4" draw:layer="layout" svg:width="0.944cm" svg:height="0.961cm" svg:x="1.528cm" svg:y="0.747cm" svg:viewBox="0 0 945 962" draw:points="0,813 582,224 437,0 945,0 945,517 728,368 146,96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ptical Fiber</dc:title>
    <meta:creation-date>2011-02-07T16:37:55</meta:creation-date>
    <meta:editing-duration>P0D</meta:editing-duration>
    <meta:editing-cycles>1</meta:editing-cycles>
    <meta:document-statistic meta:object-count="7"/>
    <meta:generator>OpenOffice.org/3.3$Linux OpenOffice.org_project/330m20$Build-9567</meta:generator>
  </office:meta>
</office:document-meta>
</file>